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ucida Grande" svg:font-family="'Lucida Grande', 'Lucida Sans Unicode'"/>
    <style:font-face style:name="Mangal1" svg:font-family="Mangal"/>
    <style:font-face style:name="OpenSymbol" svg:font-family="OpenSymbol, 'Arial Unicode MS'"/>
    <style:font-face style:name="Times New Roman" svg:font-family="'Times New Roman'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Albany AMT" svg:font-family="'Albany AM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333333" style:font-name="Lucida Grande" fo:font-size="10pt" fo:letter-spacing="normal" fo:font-style="normal" fo:font-weight="bold" style:font-size-asian="10pt" style:font-style-asian="normal" style:font-weight-asian="bold" style:font-name-complex="Lucida Grande" style:font-weight-complex="bold"/>
    </style:style>
    <style:style style:name="P3" style:family="paragraph" style:parent-style-name="Standard">
      <style:text-properties fo:font-variant="normal" fo:text-transform="none" fo:color="#333333" style:font-name="Lucida Grande" fo:font-size="10pt" fo:letter-spacing="normal" fo:font-style="normal" fo:font-weight="bold" officeooo:rsid="00163708" officeooo:paragraph-rsid="00163708" style:font-size-asian="10pt" style:font-style-asian="normal" style:font-weight-asian="bold" style:font-name-complex="Lucida Grande" style:font-weight-complex="bold"/>
    </style:style>
    <style:style style:name="P4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 style:font-size-complex="10pt"/>
    </style:style>
    <style:style style:name="P5" style:family="paragraph" style:parent-style-name="Standard">
      <style:text-properties officeooo:rsid="00141579" officeooo:paragraph-rsid="00141579"/>
    </style:style>
    <style:style style:name="P6" style:family="paragraph" style:parent-style-name="Standard">
      <style:text-properties officeooo:rsid="00163708" officeooo:paragraph-rsid="00163708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Thorndale AMT1" officeooo:rsid="001a38a8" officeooo:paragraph-rsid="001b0bf8" style:font-name-complex="Thorndale AMT1"/>
    </style:style>
    <style:style style:name="P9" style:family="paragraph" style:parent-style-name="Standard">
      <style:text-properties style:font-name="Thorndale AMT1" officeooo:rsid="001b0bf8" officeooo:paragraph-rsid="001cacb3" style:font-name-complex="Thorndale AMT1"/>
    </style:style>
    <style:style style:name="P10" style:family="paragraph" style:parent-style-name="Standard">
      <style:text-properties fo:font-variant="normal" fo:text-transform="none" fo:color="#333333" style:font-name="Lucida Grande" fo:font-size="10pt" fo:letter-spacing="normal" fo:font-style="normal" fo:font-weight="bold" officeooo:rsid="001b4903" officeooo:paragraph-rsid="001b4903" style:font-size-asian="10pt" style:font-style-asian="normal" style:font-weight-asian="bold" style:font-name-complex="Lucida Grande" style:font-weight-complex="bold"/>
    </style:style>
    <style:style style:name="P11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/>
    </style:style>
    <style:style style:name="P12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officeooo:rsid="001b4903" officeooo:paragraph-rsid="001b4903" style:font-size-asian="10pt" style:font-style-asian="normal" style:font-weight-asian="normal" style:font-name-complex="Lucida Grande" style:font-weight-complex="normal"/>
    </style:style>
    <style:style style:name="P13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officeooo:paragraph-rsid="001cacb3" style:font-size-asian="10pt" style:font-style-asian="normal" style:font-weight-asian="normal" style:font-name-complex="Lucida Grande"/>
    </style:style>
    <style:style style:name="P14" style:family="paragraph" style:parent-style-name="Standard">
      <style:text-properties officeooo:paragraph-rsid="001a38a8"/>
    </style:style>
    <style:style style:name="P15" style:family="paragraph" style:parent-style-name="Standard">
      <style:text-properties officeooo:paragraph-rsid="001cacb3"/>
    </style:style>
    <style:style style:name="P16" style:family="paragraph" style:parent-style-name="Standard">
      <style:text-properties officeooo:rsid="00141579" officeooo:paragraph-rsid="001cacb3"/>
    </style:style>
    <style:style style:name="P17" style:family="paragraph" style:parent-style-name="Standard">
      <style:text-properties officeooo:paragraph-rsid="001b4903"/>
    </style:style>
    <style:style style:name="T1" style:family="text">
      <style:text-properties style:font-name="Thorndale AMT1" style:font-name-complex="Thorndale AMT1"/>
    </style:style>
    <style:style style:name="T2" style:family="text">
      <style:text-properties style:font-name="Thorndale AMT1" officeooo:rsid="001cacb3" style:font-name-complex="Thorndale AMT1"/>
    </style:style>
    <style:style style:name="T3" style:family="text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/>
    </style:style>
    <style:style style:name="T4" style:family="text">
      <style:text-properties officeooo:rsid="00163708"/>
    </style:style>
    <style:style style:name="T5" style:family="text">
      <style:text-properties officeooo:rsid="001a38a8"/>
    </style:style>
    <style:style style:name="T6" style:family="text">
      <style:text-properties officeooo:rsid="001cac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tokoll, <text:span text:style-name="T6">Treffen mit Projektpartner</text:span></text:p>
      <text:p text:style-name="Standard"/>
      <text:p text:style-name="P14"><text:span text:style-name="T1">1. </text:span><text:span text:style-name="T2">Ziele des Projekts festgestellt</text:span></text:p>
      <text:p text:style-name="P14"><text:span text:style-name="T2"/></text:p>
      <text:p text:style-name="P15"><text:span text:style-name="T2">2. ERGM-Modellierung</text:span></text:p>
      <text:p text:style-name="P15"><text:span text:style-name="T2"/></text:p>
      <text:p text:style-name="P15"><text:span text:style-name="T2"/></text:p>
      <text:p text:style-name="Standard"/>
      <text:p text:style-name="Standard">Datum: <text:span text:style-name="T6">11</text:span>.0<text:span text:style-name="T6">5</text:span>.2015, 1<text:span text:style-name="T6">1</text:span>:<text:span text:style-name="T6">45</text:span> Uhr – <text:span text:style-name="T6">12</text:span>:<text:span text:style-name="T5">3</text:span>0 Uhr</text:p>
      <text:p text:style-name="Standard"/>
      <text:p text:style-name="Standard">Projekt: „<text:span text:style-name="T3">Internationaler Waffenhandel: Die Anwendung neuer Verfahren der statistischen Netzwerkanalyse“</text:span></text:p>
      <text:p text:style-name="Standard"/>
      <text:p text:style-name="P4">Anwesend: Roman Dieterle, Felix Loewe </text:p>
      <text:p text:style-name="Standard"/>
      <text:p text:style-name="P5">TOP:</text:p>
      <text:p text:style-name="P5"/>
      <text:p text:style-name="P16">1. <text:span text:style-name="T2">Ziele des Projekts festgestellt</text:span></text:p>
      <text:p text:style-name="P5"/>
      <text:p text:style-name="P9"><text:span text:style-name="T6">Das Ziel des Projekts ist es, ein optimales Modell zu finden, sowie die deskriptiven Analysen und Data-Cleansing Tasks im Bericht zusammenzufassen.</text:span></text:p>
      <text:p text:style-name="P5"/>
      <text:p text:style-name="P8">2. <text:span text:style-name="T6">ERGM-Modellierung</text:span></text:p>
      <text:p text:style-name="P8"/>
      <text:p text:style-name="P16"><text:span text:style-name="T6">Grundlegend ist es, die Struktur des Kleinwaffenhandelsnetzwerkes aufzudecken. Hierzu sollen Star- und Triangle-Parameter ins Modell aufgenommen werden, und interpretiert werden. Wichtig ist die inhaltliche Interpretation in Bezug auf das Netzwerk.</text:span></text:p>
      <text:p text:style-name="P6"/>
      <text:p text:style-name="P10">Sonstiges:</text:p>
      <text:p text:style-name="P12"/>
      <text:p text:style-name="P10"/>
      <text:p text:style-name="P3">Fragen:</text:p>
      <text:p text:style-name="P17"/>
      <text:p text:style-name="P2">Nächste Schritte:</text:p>
      <text:p text:style-name="Standard"/>
      <text:p text:style-name="P11">- <text:span text:style-name="T6">Fokus auf Modellierung</text:span></text:p>
      <text:p text:style-name="P13"><text:span text:style-name="T6">- Fokus auf Bericht und bisherige Zusammenfass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ucida Grande" svg:font-family="'Lucida Grande', 'Lucida Sans Unicode'"/>
    <style:font-face style:name="Mangal1" svg:font-family="Mangal"/>
    <style:font-face style:name="OpenSymbol" svg:font-family="OpenSymbol, 'Arial Unicode MS'"/>
    <style:font-face style:name="Times New Roman" svg:font-family="'Times New Roman'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Albany AMT" svg:font-family="'Albany AM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 AMT1" fo:font-size="12pt" fo:language="de" fo:country="D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 AMT" fo:font-size="10pt" style:font-name-asian="NSimSun" style:font-size-asian="10pt" style:font-name-complex="Cumberland AMT" style:font-size-complex="10pt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Roman Dieterle, Felix Loewe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3:05:58</meta:creation-date>
    <meta:editing-duration>P23DT22H33M8S</meta:editing-duration>
    <dc:date>2015-05-11T13:54:16.85</dc:date>
    <meta:generator>LibreOffice/4.0.1.2$Windows_x86 LibreOffice_project/84102822e3d61eb989ddd325abf1ac077904985</meta:generator>
    <meta:editing-cycles>8</meta:editing-cycles>
    <meta:document-statistic meta:table-count="0" meta:image-count="0" meta:object-count="0" meta:page-count="1" meta:paragraph-count="17" meta:word-count="110" meta:character-count="860" meta:non-whitespace-character-count="765"/>
  </office:meta>
</office:document-meta>
</file>